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fdc" officeooo:paragraph-rsid="001f5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ptos:</text:p>
      <text:p text:style-name="P1"/>
      <text:p text:style-name="P1">for: se usa para hacer ‘bucles’ o ciclos que se repiten hasta que se deje de cumplir los indicado </text:p>
      <text:p text:style-name="P1"><text:s text:c="7"/>consta de tres elementos, una variable, una condicion y la manera en la que se ira incrementando o disminuyendo ese ciclo.</text:p>
      <text:p text:style-name="P1"/>
      <text:p text:style-name="P1">&amp;&amp;: literalmente significa ‘y’ Osea que compara dos exprsiones y si ambas se cumplen entonces es true si no es false.</text:p>
      <text:p text:style-name="P1"/>
      <text:p text:style-name="P1">||: significa ‘o’ compara dos expresiones y si alguna se cumple entonces es true si ninguna se cumple es false.</text:p>
      <text:p text:style-name="P1"/>
      <text:p text:style-name="P1">!: esto es la negacion es decir ‘no’ o si la expresion no es es tru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20:58:37.377793330</meta:creation-date>
    <dc:date>2022-05-04T21:04:36.318684967</dc:date>
    <meta:editing-duration>PT6M2S</meta:editing-duration>
    <meta:editing-cycles>1</meta:editing-cycles>
    <meta:document-statistic meta:table-count="0" meta:image-count="0" meta:object-count="0" meta:page-count="1" meta:paragraph-count="6" meta:word-count="98" meta:character-count="535" meta:non-whitespace-character-count="434"/>
    <meta:generator>LibreOffice/6.4.7.2$Linux_X86_64 LibreOffice_project/40$Build-2</meta:generator>
  </office:meta>
</office:document-meta>
</file>